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qrt>
              <mi>a</mi>
            </msqrt>
            <mrow>
              <mi/>
              <mo stretchy="false">⋅</mo>
              <mi/>
            </mrow>
            <msqrt>
              <mi>b</mi>
            </msqrt>
            <mrow>
              <mi/>
              <mo stretchy="false">=</mo>
              <mi/>
            </mrow>
            <msqrt>
              <mi mathvariant="italic">ab</mi>
            </msqrt>
            <mi>,</mi>
            <mi/>
            <mrow>
              <mi>a</mi>
              <mo stretchy="false">⩾</mo>
              <mn>0,</mn>
            </mrow>
            <mi/>
            <mrow>
              <mi>b</mi>
              <mo stretchy="false">⩾</mo>
              <mn>0</mn>
            </mrow>
          </mrow>
        </mtd>
      </mtr>
      <mtr>
        <mtd>
          <mrow>
            <mfrac>
              <msqrt>
                <mi>a</mi>
              </msqrt>
              <msqrt>
                <mi>b</mi>
              </msqrt>
            </mfrac>
            <mrow>
              <mi/>
              <mo stretchy="false">=</mo>
              <mi/>
            </mrow>
            <msqrt>
              <mfrac>
                <mi>a</mi>
                <mi>b</mi>
              </mfrac>
            </msqrt>
            <mi>,</mi>
            <mi/>
            <mrow>
              <mi>a</mi>
              <mo stretchy="false">⩾</mo>
              <mn>0,</mn>
            </mrow>
            <mi/>
            <mrow>
              <mi>b</mi>
              <mo stretchy="false">&gt;</mo>
              <mn>0</mn>
            </mrow>
          </mrow>
        </mtd>
      </mtr>
      <mtr>
        <mtd>
          <mrow>
            <msqrt>
              <mrow>
                <msup>
                  <mi>a</mi>
                  <mn>2</mn>
                </msup>
                <mi>b</mi>
              </mrow>
            </msqrt>
            <mrow>
              <mi/>
              <mo stretchy="false">=</mo>
              <mi/>
            </mrow>
            <mrow>
              <mo stretchy="false">∣</mo>
              <mi>a</mi>
              <mo stretchy="false">∣</mo>
            </mrow>
            <msqrt>
              <mi>b</mi>
            </msqrt>
            <mi>,</mi>
            <mi/>
            <mrow>
              <mi>b</mi>
              <mo stretchy="false">⩾</mo>
              <mn>0</mn>
            </mrow>
          </mrow>
        </mtd>
      </mtr>
    </mtable>
    <annotation encoding="StarMath 5.0">sqrt{a} `cdot`sqrt{b} ~=~ sqrt{ab}, ~ a geslant 0, `b geslant 0 
newline
sqrt{a} over sqrt{b} ~=~ sqrt{a over b}, ~ a geslant 0, `b &gt; 0
newline
sqrt{a^{2}b} ~=~ lline a rline sqrt{b}, ~  b geslant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